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letter-spacing="normal" fo:language="ru" fo:country="RU" fo:font-style="normal" fo:font-weight="normal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не заполненого поля электронной почты</text:p>
      <text:p text:style-name="P1">Предусловие: Текстовый курсор в поле электронной почты. Поле заполнения электронной почты пусто.</text:p>
      <text:p text:style-name="P1">Шаги: <text:span text:style-name="T1">Дается команда того, что заполнение поля электронной почты закончено (клик курсора в другом месте)</text:span></text:p>
      <text:p text:style-name="P1"><text:span text:style-name="T1">Результат: Поле электронной почты помечается красным крестиком с рамочкой, под ним появляется надпись <text:s/>«Поле обязательное»</text:span></text:p>
      <text:p text:style-name="P1"><text:span text:style-name="T1"/></text:p>
      <text:p text:style-name="P1">Заголовок: Проверка корректно заполненого поля электронной почты</text:p>
      <text:p text:style-name="P1">Предусловие: Текстовый курсор в поле электронной почты. <text:span text:style-name="T3">(Поле заполнения электронной почты не пусто) &amp;</text:span><text:span text:style-name="T1"> (поле содержит 1 слово)</text:span><text:span text:style-name="T3"> &amp; (</text:span><text:span text:style-name="T1">поле содержит имя пользователя, символ </text:span><text:span text:style-name="T3">@, </text:span><text:span text:style-name="T1">домен) </text:span></text:p>
      <text:p text:style-name="P1">Шаги: <text:span text:style-name="T1"><text:s/>Дается команда того, что заполнение поля электронной почты закончено (клик курсора в другом месте)</text:span></text:p>
      <text:p text:style-name="P1"><text:span text:style-name="T1">Результат: Поле электронной почты помечается зеленой галочкой</text:span></text:p>
      <text:p text:style-name="P1"><text:span text:style-name="T1"/></text:p>
      <text:p text:style-name="P1">Заголовок: Проверка не корректно заполненого поля электронной почты</text:p>
      <text:p text:style-name="P1">Предусловие: Текстовый курсор в поле электронной почты. (П<text:span text:style-name="T3">оле заполнения электронной почты не пусто</text:span><text:span text:style-name="T1">)</text:span><text:span text:style-name="T3"> &amp; [(</text:span><text:span text:style-name="T1">поле содержит более 1 слова) </text:span><text:span text:style-name="T3">|| </text:span><text:span text:style-name="T1">(поле содержит 1 слово, в котором отсутствует имя пользователя) </text:span><text:span text:style-name="T3">|| </text:span><text:span text:style-name="T1">(поле содержит 1 слово, в котором отсутствует <text:s/>символ </text:span><text:span text:style-name="T3">@</text:span><text:span text:style-name="T1">) </text:span><text:span text:style-name="T3">|| </text:span><text:span text:style-name="T1">(поле содержит 1 слово, в котором отсутствует домен)]</text:span></text:p>
      <text:p text:style-name="P1">Шаги: <text:span text:style-name="T1">Дается команда того, что заполнение поля электронной почты закончено (клик курсора в другом месте)</text:span></text:p>
      <text:p text:style-name="P1"><text:span text:style-name="T1">Результат: Поле электронной почты помечается красным крестиком с рамочкой, под ним появляется надпись <text:s/>«</text:span><text:span text:style-name="T2">Введите корректный адрес эл. почты</text:span><text:span text:style-name="T1">»</text:span></text:p>
      <text:p text:style-name="P1"><text:span text:style-name="T1"/></text:p>
      <text:p text:style-name="P1">Заголовок: Проверка поля электронной почты, заполненного не корректными символами</text:p>
      <text:p text:style-name="P1">Предусловие: Текстовый курсор в поле электронной почты. (П<text:span text:style-name="T3">оле заполнения электронной почты не пусто</text:span><text:span text:style-name="T1">)</text:span><text:span text:style-name="T3"> &amp; (</text:span><text:span text:style-name="T1">поле содержит 1 слово) </text:span><text:span text:style-name="T3">&amp; [</text:span><text:span text:style-name="T1">( имя пользователя содержит некорректные символы) </text:span><text:span text:style-name="T3">|| </text:span><text:span text:style-name="T1">(домен содержит некорректные символы)]</text:span></text:p>
      <text:p text:style-name="P1">Шаги: <text:span text:style-name="T1">Дается команда того, что заполнение поля электронной почты закончено (клик курсора в другом месте)</text:span></text:p>
      <text:p text:style-name="P1"><text:span text:style-name="T1">Результат: Поле электронной почты помечается красным крестиком с рамочкой, под ним появляется надпись <text:s/>«</text:span><text:span text:style-name="T2">Введите корректный адрес эл. почты</text:span><text:span text:style-name="T1">»</text:span></text:p>
      <text:p text:style-name="P1"><text:span text:style-name="T1"/></text:p>
      <text:p text:style-name="P1">Заголовок: Проверка возможности изменить содержимое поля электронной почты</text:p>
      <text:p text:style-name="P1">Предусловие: <text:span text:style-name="T1">Пользователь на </text:span><text:span text:style-name="T3">форме заполнения анкеты. </text:span><text:span text:style-name="T1">Поле электронной почты уже было посещенным. </text:span></text:p>
      <text:p text:style-name="P1">Шаги: <text:span text:style-name="T1">Кликанье по полю электронной почты.</text:span></text:p>
      <text:p text:style-name="P1"><text:span text:style-name="T1">Результат: Поле электронной почты активируется, его заполнение можно измен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44:37.09</meta:creation-date>
    <meta:generator>OpenOffice/4.1.1$Win32 OpenOffice.org_project/411m6$Build-9775</meta:generator>
    <dc:date>2018-09-24T02:15:57.31</dc:date>
    <meta:editing-duration>PT31M21S</meta:editing-duration>
    <meta:editing-cycles>2</meta:editing-cycles>
    <meta:document-statistic meta:table-count="0" meta:image-count="0" meta:object-count="0" meta:page-count="1" meta:paragraph-count="20" meta:word-count="300" meta:character-count="2251"/>
  </office:meta>
</office:document-meta>
</file>